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oduleSource.notify( Document insertDo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oduleSource.dele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oduleSource.getInputAttribute( String inputModuleName , String attribut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OMOutputStream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oduleSource.cancel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oduleSource.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oduleSource.getInput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oduleSource.canCancel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oduleSource.toSAX( ContentHandler 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ModuleSource.XModuleSource( Map objectModel , String uri , ServiceManager manag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ModuleSource.delet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oduleSource.setOutputAttribute( String outputModuleName , String attribute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odule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oduleSource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